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8080" draw:marker-start="" draw:marker-start-width="0.3cm"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808080" draw:marker-start="Arrow" draw:marker-end="Arrow" draw:marker-end-width="0.2cm" draw:fill="none" draw:textarea-vertical-align="middle"/>
    </style:style>
    <style:style style:name="gr6" style:family="graphic" style:parent-style-name="standard">
      <style:graphic-properties draw:stroke="dash" draw:stroke-dash="Ultrafine_20_Dashed" svg:stroke-color="#80808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808080" draw:marker-end="Arrow" draw:marker-end-width="0.2cm" draw:fill="none" draw:textarea-vertical-align="middle"/>
    </style:style>
    <style:style style:name="gr8" style:family="graphic" style:parent-style-name="objectwithoutfill">
      <style:graphic-properties svg:stroke-color="#808080" draw:marker-end="Arrow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2.572cm"/>
    </style:style>
    <style:style style:name="P1" style:family="paragraph">
      <style:paragraph-properties fo:text-align="center"/>
      <style:text-properties fo:color="#333333" fo:font-family="Arial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 presentation:presentation-page-layout-name="AL1T0">
        <draw:custom-shape draw:style-name="gr1" draw:text-style-name="P1" draw:layer="layout" svg:width="4.6cm" svg:height="6.2cm" svg:x="19.8cm" svg:y="10cm">
          <text:p/>
          <draw:enhanced-geometry svg:viewBox="0 0 88 21600" draw:glue-points="44 ?f6 44 0 0 10800 44 21600 88 10800" draw:text-areas="0 ?f6 88 ?f3" draw:type="can" draw:modifiers="2416.122480862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0.4cm" svg:height="0.4cm" svg:x="20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22.925cm" svg:y1="11.2cm" svg:x2="22.6cm" svg:y2="12.6cm" draw:start-shape="id1" draw:start-glue-point="10" draw:end-shape="id2" draw:end-glue-point="10" svg:d="m22925 11200c753 0 915 1400-325 1400" svg:viewBox="0 0 912 1401">
          <text:p/>
        </draw:connector>
        <draw:custom-shape draw:style-name="gr2" draw:text-style-name="P2" xml:id="id2" draw:id="id2" draw:layer="layout" svg:width="0.4cm" svg:height="0.4cm" svg:x="22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4cm" svg:height="0.4cm" svg:x="22.5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20.599cm" svg:y1="12.799cm" svg:x2="22.6cm" svg:y2="13.4cm" draw:start-shape="id3" draw:start-glue-point="8" draw:end-shape="id4" draw:end-glue-point="6" svg:d="m20599 12799c0 401 667 601 2001 601" svg:viewBox="0 0 2002 602">
          <text:p/>
        </draw:connector>
        <draw:custom-shape draw:style-name="gr2" draw:text-style-name="P2" xml:id="id4" draw:id="id4" draw:layer="layout" svg:width="0.4cm" svg:height="0.4cm" svg:x="22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4cm" svg:height="0.4cm" svg:x="20.399cm" svg:y="1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4cm" svg:height="0.4cm" svg:x="21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21.6cm" svg:y1="11.4cm" svg:x2="22.2cm" svg:y2="12.6cm" draw:start-shape="id5" draw:start-glue-point="8" draw:end-shape="id2" draw:end-glue-point="6" svg:d="m21600 11400c0 800 200 1200 600 1200" svg:viewBox="0 0 601 1201">
          <text:p/>
        </draw:connector>
        <draw:connector draw:style-name="gr3" draw:text-style-name="P2" draw:layer="layout" draw:type="curve" svg:x1="21.599cm" svg:y1="11.399cm" svg:x2="20.599cm" svg:y2="12.399cm" draw:end-shape="id3" draw:end-glue-point="4" svg:d="m21599 11399c0 375-1000-125-1000 1000" svg:viewBox="0 0 1001 1001">
          <text:p/>
        </draw:connector>
        <draw:custom-shape draw:style-name="gr2" draw:text-style-name="P2" xml:id="id6" draw:id="id6" draw:layer="layout" svg:width="0.4cm" svg:height="0.4cm" svg:x="20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4cm" svg:height="0.4cm" svg:x="2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21.2cm" svg:y1="14.4cm" svg:x2="22.4cm" svg:y2="15cm" draw:start-shape="id6" draw:start-glue-point="10" draw:end-shape="id7" draw:end-glue-point="6" svg:d="m21200 14400c901 0 302 600 1200 600" svg:viewBox="0 0 1201 601">
          <text:p/>
        </draw:connector>
        <draw:custom-shape draw:style-name="gr2" draw:text-style-name="P2" xml:id="id8" draw:id="id8" draw:layer="layout" svg:width="0.4cm" svg:height="0.4cm" svg:x="20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20.6cm" svg:y1="15.4cm" svg:x2="22.6cm" svg:y2="15.2cm" draw:start-shape="id8" draw:start-glue-point="10" draw:end-shape="id7" draw:end-glue-point="8" svg:d="m20600 15400c1351 0 1126 151 1288 290s712 263 712-490" svg:viewBox="0 0 2001 596">
          <text:p/>
        </draw:connector>
        <draw:custom-shape draw:style-name="gr1" draw:text-style-name="P1" draw:layer="layout" svg:width="4.6cm" svg:height="6.2cm" svg:x="19.8cm" svg:y="2.8cm">
          <text:p/>
          <draw:enhanced-geometry svg:viewBox="0 0 88 21600" draw:glue-points="44 ?f6 44 0 0 10800 44 21600 88 10800" draw:text-areas="0 ?f6 88 ?f3" draw:type="can" draw:modifiers="2416.122480862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0.4cm" svg:height="0.4cm" svg:x="20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22.925cm" svg:y1="3.8cm" svg:x2="22.6cm" svg:y2="6cm" draw:start-shape="id9" draw:start-glue-point="10" draw:end-shape="id10" draw:end-glue-point="10" svg:d="m22925 3800c753 0 915 2200-325 2200" svg:viewBox="0 0 912 2201">
          <text:p/>
        </draw:connector>
        <draw:custom-shape draw:style-name="gr2" draw:text-style-name="P2" xml:id="id10" draw:id="id10" draw:layer="layout" svg:width="0.4cm" svg:height="0.4cm" svg:x="22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4cm" svg:height="0.4cm" svg:x="22.52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20.599cm" svg:y1="5.399cm" svg:x2="21.4cm" svg:y2="6.8cm" draw:start-shape="id11" draw:start-glue-point="8" draw:end-shape="id12" draw:end-glue-point="6" svg:d="m20599 5399c0 934 267 1401 801 1401" svg:viewBox="0 0 802 1402">
          <text:p/>
        </draw:connector>
        <draw:custom-shape draw:style-name="gr2" draw:text-style-name="P2" xml:id="id12" draw:id="id12" draw:layer="layout" svg:width="0.4cm" svg:height="0.4cm" svg:x="21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4cm" svg:height="0.4cm" svg:x="20.399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21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21.599cm" svg:y1="3.999cm" svg:x2="20.599cm" svg:y2="4.999cm" draw:end-shape="id11" draw:end-glue-point="4" svg:d="m21599 3999c0 375-1000-125-1000 1000" svg:viewBox="0 0 1001 1001">
          <text:p/>
        </draw:connector>
        <draw:custom-shape draw:style-name="gr2" draw:text-style-name="P2" xml:id="id14" draw:id="id14" draw:layer="layout" svg:width="0.4cm" svg:height="0.4cm" svg:x="22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4cm" svg:height="0.4cm" svg:x="21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21.6cm" svg:y1="8.6cm" svg:x2="22.6cm" svg:y2="7.8cm" draw:start-shape="id13" draw:start-glue-point="10" draw:end-shape="id14" draw:end-glue-point="8" svg:d="m21600 8600c667 0 1000-266 1000-800" svg:viewBox="0 0 1001 801">
          <text:p/>
        </draw:connector>
        <draw:connector draw:style-name="gr3" draw:text-style-name="P2" draw:layer="layout" draw:type="curve" svg:x1="22.8cm" svg:y1="7.6cm" svg:x2="20.8cm" svg:y2="14.4cm" draw:start-shape="id14" draw:start-glue-point="10" draw:end-shape="id6" draw:end-glue-point="6" svg:d="m22800 7600c753 0 502 3401-999 3401s-1752 3399-1001 3399" svg:viewBox="0 0 2822 6801">
          <text:p/>
        </draw:connector>
        <draw:connector draw:style-name="gr3" draw:text-style-name="P2" draw:layer="layout" draw:type="curve" svg:x1="21.8cm" svg:y1="6.8cm" svg:x2="21.4cm" svg:y2="11.2cm" draw:start-shape="id12" draw:start-glue-point="10" draw:end-shape="id5" draw:end-glue-point="6" svg:d="m21800 6800c753 0 502 2201-199 2201s-952 2199-201 2199" svg:viewBox="0 0 1317 4401">
          <text:p/>
        </draw:connector>
        <draw:connector draw:style-name="gr3" draw:text-style-name="P2" draw:layer="layout" draw:type="curve" svg:x1="20.399cm" svg:y1="12.599cm" svg:x2="22.925cm" svg:y2="3.8cm" draw:start-shape="id3" draw:start-glue-point="6" draw:end-shape="id9" draw:end-glue-point="10" svg:d="m20399 12599c-751 0-501-4399 1263-4399s2016-4400 1263-4400" svg:viewBox="0 0 3326 8800">
          <text:p/>
        </draw:connector>
        <draw:frame draw:style-name="gr4" draw:text-style-name="P3" draw:layer="layout" svg:width="3.2cm" svg:height="1.673cm" svg:x="8.2cm" svg:y="4.327cm">
          <draw:text-box>
            <text:p text:style-name="P3"><text:span text:style-name="T1">Humano </text:span></text:p>
            <text:p text:style-name="P3"><text:span text:style-name="T1">Agente</text:span></text:p>
          </draw:text-box>
        </draw:frame>
        <draw:line draw:style-name="gr5" draw:text-style-name="P2" draw:layer="layout" svg:x1="16.8cm" svg:y1="5.2cm" svg:x2="19.8cm" svg:y2="5.2cm">
          <text:p/>
        </draw:line>
        <draw:frame draw:style-name="gr6" draw:text-style-name="P3" draw:layer="layout" svg:width="2.4cm" svg:height="1.673cm" svg:x="14.4cm" svg:y="4.327cm">
          <draw:text-box>
            <text:p text:style-name="P3"><text:span text:style-name="T1">HTML</text:span></text:p>
            <text:p text:style-name="P3"><text:span text:style-name="T1">RDF</text:span></text:p>
          </draw:text-box>
        </draw:frame>
        <draw:line draw:style-name="gr7" draw:text-style-name="P2" draw:layer="layout" svg:x1="14.6cm" svg:y1="4.8cm" svg:x2="11cm" svg:y2="4.8cm">
          <text:p/>
        </draw:line>
        <draw:line draw:style-name="gr7" draw:text-style-name="P2" draw:layer="layout" svg:x1="14.6cm" svg:y1="5.6cm" svg:x2="11cm" svg:y2="5.6cm">
          <text:p/>
        </draw:line>
        <draw:path draw:style-name="gr8" draw:text-style-name="P2" draw:layer="layout" svg:width="9.937cm" svg:height="6.177cm" draw:transform="skewX (3.03371933223211E-017) rotate (-0.199840199353351) translate (11.225000000836cm 5.19899999587237cm)" svg:viewBox="0 0 9938 6178" svg:d="m0 0c16121 0 7781 6178 7781 6178">
          <text:p/>
        </draw:path>
        <draw:frame draw:style-name="gr4" draw:text-style-name="P3" draw:layer="layout" svg:width="3.2cm" svg:height="1.673cm" svg:x="8.2cm" svg:y="11.927cm">
          <draw:text-box>
            <text:p text:style-name="P3"><text:span text:style-name="T1">Humano </text:span></text:p>
            <text:p text:style-name="P3"><text:span text:style-name="T1">Agente</text:span></text:p>
          </draw:text-box>
        </draw:frame>
        <draw:line draw:style-name="gr5" draw:text-style-name="P2" draw:layer="layout" svg:x1="16.8cm" svg:y1="12.8cm" svg:x2="19.8cm" svg:y2="12.8cm">
          <text:p/>
        </draw:line>
        <draw:frame draw:style-name="gr6" draw:text-style-name="P3" draw:layer="layout" svg:width="2.4cm" svg:height="1.673cm" svg:x="14.4cm" svg:y="11.927cm">
          <draw:text-box>
            <text:p text:style-name="P3"><text:span text:style-name="T1">HTML</text:span></text:p>
            <text:p text:style-name="P3"><text:span text:style-name="T1">RDF</text:span></text:p>
          </draw:text-box>
        </draw:frame>
        <draw:line draw:style-name="gr7" draw:text-style-name="P2" draw:layer="layout" svg:x1="14.6cm" svg:y1="12.4cm" svg:x2="11cm" svg:y2="12.4cm">
          <text:p/>
        </draw:line>
        <draw:line draw:style-name="gr7" draw:text-style-name="P2" draw:layer="layout" svg:x1="14.6cm" svg:y1="13.2cm" svg:x2="11cm" svg:y2="13.2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Lehenetsia-title" draw:layer="backgroundobjects" svg:width="13.968cm" svg:height="10.476cm" svg:x="3.81cm" svg:y="2.123cm" presentation:class="page"/>
        <draw:frame presentation:style-name="Lehenets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5-03-11T14:00:10</meta:creation-date>
    <dc:date>2015-04-14T14:43:31</dc:date>
    <dc:creator>Mikel Aranguren</dc:creator>
    <meta:editing-duration>PT1H10M39S</meta:editing-duration>
    <meta:editing-cycles>25</meta:editing-cycles>
    <meta:generator>LibreOffice/3.5$Linux_X86_64 LibreOffice_project/350m1$Build-2</meta:generator>
    <meta:document-statistic meta:object-count="66"/>
  </office:meta>
</office:document-meta>
</file>